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ninowie</text:p>
      <text:p text:style-name="P2">Jego historia nie jet dokladnie znana, kraza legendy iz ow wojownik zrodzil sie w pradawnej swiatyni obrony i dzieki temu zyskal nadludzkie zdolnosci, ktore czynia go ciezkim przeciwnikiem i praktycznie niesmiertelnym w walce z potworami. </text:p>
      <text:p text:style-name="P2"/>
      <text:p text:style-name="P2"/>
      <text:p text:style-name="P2"/>
      <text:p text:style-name="P2">absorpbcji ataku i zmiany ich w swoja energie zyciow (aura witalnosci)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57S</meta:editing-duration>
    <meta:editing-cycles>5</meta:editing-cycles>
    <meta:generator>OpenOffice/4.1.5$Win32 OpenOffice.org_project/415m1$Build-9789</meta:generator>
    <dc:date>2018-03-18T14:59:43.31</dc:date>
    <dc:creator>Krystian Kwiatkowski</dc:creator>
    <meta:document-statistic meta:table-count="0" meta:image-count="0" meta:object-count="0" meta:page-count="1" meta:paragraph-count="3" meta:word-count="47" meta:character-count="320"/>
    <meta:user-defined meta:name="Info 1"/>
    <meta:user-defined meta:name="Info 2"/>
    <meta:user-defined meta:name="Info 3"/>
    <meta:user-defined meta:name="Info 4"/>
  </office:meta>
</office:document-meta>
</file>